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orphans="2" fo:widows="2"/>
      <style:text-properties fo:font-variant="normal" fo:text-transform="none" fo:color="#232019" style:font-name="Arial" fo:font-size="9pt" fo:letter-spacing="normal" fo:font-style="normal" fo:font-weight="normal" officeooo:paragraph-rsid="00191d25"/>
    </style:style>
    <style:style style:name="P2" style:family="paragraph" style:parent-style-name="Standard" style:list-style-name="L2">
      <style:paragraph-properties fo:orphans="2" fo:widows="2"/>
      <style:text-properties fo:font-variant="normal" fo:text-transform="none" fo:color="#232019" style:font-name="Arial" fo:font-size="9pt" fo:letter-spacing="normal" fo:font-style="normal" fo:font-weight="normal" officeooo:paragraph-rsid="00191d25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32019" style:font-name="Arial" fo:font-size="9pt" fo:letter-spacing="normal" fo:font-style="normal" fo:font-weight="normal" officeooo:paragraph-rsid="00191d25"/>
    </style:style>
    <style:style style:name="T1" style:family="text">
      <style:text-properties officeooo:rsid="00191d2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les toto pluviaque extendi aequalis </text:h>
      <text:p text:style-name="P3"/>
      <text:list xml:id="list4576338515654764957" text:style-name="L2">
        <text:list-item>
          <text:p text:style-name="P2">Sectamque temperiemque cura origo margine</text:p>
        </text:list-item>
        <text:list-item>
          <text:p text:style-name="P2">Caelum homini circumfluus campos ambitae</text:p>
        </text:list-item>
        <text:list-item>
          <text:p text:style-name="P2"><text:span text:style-name="T1">P</text:span>luvialibus homini umor sine</text:p>
        </text:list-item>
      </text:list>
      <text:p text:style-name="P3"/>
      <text:h text:style-name="Heading_20_1" text:outline-level="1"><text:s/>Austro induit mundi habentia</text:h>
      <text:p text:style-name="P3"/>
      <text:list xml:id="list3484993751555844308" text:style-name="L1">
        <text:list-item>
          <text:p text:style-name="P1">Duas invasit speciem longo opifex crescendo</text:p>
          <text:list>
            <text:list-item>
              <text:p text:style-name="P1">Alta caeleste adsiduis securae </text:p>
            </text:list-item>
          </text:list>
        </text:list-item>
        <text:list-item>
          <text:p text:style-name="P1"><text:span text:style-name="T1">O</text:span>ra formaeque dixere igne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14:41:49.982122660</meta:creation-date>
    <dc:date>2017-02-15T14:44:53.063660705</dc:date>
    <meta:editing-duration>PT3M4S</meta:editing-duration>
    <meta:editing-cycles>1</meta:editing-cycles>
    <meta:document-statistic meta:table-count="0" meta:image-count="0" meta:object-count="0" meta:page-count="1" meta:paragraph-count="8" meta:word-count="43" meta:character-count="283" meta:non-whitespace-character-count="251"/>
    <meta:generator>LibreOffice/5.2.2.2$Linux_X86_64 LibreOffice_project/20m0$Build-2</meta:generator>
  </office:meta>
</office:document-meta>
</file>